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6pt" officeooo:rsid="0009c6b3" officeooo:paragraph-rsid="0009c6b3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36pt" officeooo:rsid="000a4d7d" officeooo:paragraph-rsid="000a4d7d" style:font-size-asian="31.5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36pt" officeooo:rsid="000c8d06" officeooo:paragraph-rsid="000c8d06" style:font-size-asian="31.5pt" style:font-size-complex="36pt"/>
    </style:style>
    <style:style style:name="P4" style:family="paragraph" style:parent-style-name="Standard">
      <style:text-properties style:font-name="Times new Roman" fo:font-size="36pt" fo:font-weight="bold" officeooo:rsid="0009c6b3" officeooo:paragraph-rsid="0009c6b3" style:font-size-asian="31.5pt" style:font-weight-asian="bold" style:font-size-complex="36pt" style:font-weight-complex="bold"/>
    </style:style>
    <style:style style:name="P5" style:family="paragraph" style:parent-style-name="Standard">
      <style:text-properties style:font-name="Times new Roman" fo:font-size="16pt" officeooo:rsid="0009f83c" officeooo:paragraph-rsid="0009f83c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9f83c" officeooo:paragraph-rsid="0009f83c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officeooo:rsid="000a4d7d" officeooo:paragraph-rsid="000a4d7d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24pt" officeooo:rsid="000c8d06" officeooo:paragraph-rsid="000c8d06" style:font-size-asian="21pt" style:font-size-complex="24pt"/>
    </style:style>
    <style:style style:name="P9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6pt" officeooo:rsid="000a4d7d" officeooo:paragraph-rsid="000a4d7d" style:font-size-asian="14pt" style:font-size-complex="16pt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36pt" officeooo:rsid="000c492f" officeooo:paragraph-rsid="000c492f" style:font-size-asian="31.5pt" style:font-size-complex="36pt"/>
    </style:style>
    <style:style style:name="P11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36pt" officeooo:rsid="000c8d06" officeooo:paragraph-rsid="000c8d06" style:font-size-asian="31.5pt" style:font-size-complex="36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36pt" officeooo:rsid="000cd91a" officeooo:paragraph-rsid="000cd91a" style:font-size-asian="31.5pt" style:font-size-complex="36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8pt" officeooo:rsid="000c8d06" officeooo:paragraph-rsid="000c8d06" style:font-size-asian="15.75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36pt" officeooo:rsid="000cd91a" officeooo:paragraph-rsid="000cd91a" style:font-size-asian="31.5pt" style:font-size-complex="36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officeooo:rsid="000cd91a" officeooo:paragraph-rsid="000cd91a" style:font-size-asian="14pt" style:font-size-complex="16pt"/>
    </style:style>
    <style:style style:name="T1" style:family="text">
      <style:text-properties officeooo:rsid="000a4d7d"/>
    </style:style>
    <style:style style:name="T2" style:family="text">
      <style:text-properties fo:font-size="36pt" style:font-size-asian="31.5pt" style:font-size-complex="36pt"/>
    </style:style>
    <style:style style:name="T3" style:family="text">
      <style:text-properties fo:font-size="36pt" officeooo:rsid="0009c6b3" style:font-size-asian="31.5pt" style:font-size-complex="36pt"/>
    </style:style>
    <style:style style:name="T4" style:family="text">
      <style:text-properties fo:font-size="28pt" style:font-size-asian="24.5pt" style:font-size-complex="2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8pt" style:font-size-asian="15.75pt" style:font-size-complex="18pt"/>
    </style:style>
    <style:style style:name="T7" style:family="text">
      <style:text-properties fo:font-size="18pt" officeooo:rsid="000c96a4" style:font-size-asian="15.75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Educational MRI <text:span text:style-name="T5">Simulator</text:span></text:p>
      <text:p text:style-name="P1"/>
      <text:p text:style-name="P5">Trabalho de Conclusão de Curso – Ciência da Computação</text:p>
      <text:p text:style-name="P5"/>
      <text:p text:style-name="P5"/>
      <text:p text:style-name="P6">Rodrigo de Souza Castoldi</text:p>
      <text:p text:style-name="P6">Orientador: Prof. Mestre. <text:span text:style-name="T1">Ricardo Inácio Álvares e Silva</text:span><text:span text:style-name="T3"><text:line-break/></text:span></text:p>
      <text:p text:style-name="P9"><text:span text:style-name="T3">C</text:span><text:span text:style-name="T2">ontextualização da Problemática</text:span></text:p>
      <text:p text:style-name="P2"/>
      <text:p text:style-name="P7"><text:span text:style-name="T2">- <text:s/></text:span><text:span text:style-name="T4">Instituições não possuem equipamento</text:span></text:p>
      <text:p text:style-name="P7"><text:span text:style-name="T2">- <text:s/></text:span><text:span text:style-name="T4">Uso das máquinas por alunos sem especialização não é viável</text:span></text:p>
      <text:p text:style-name="P10">Contextualização</text:p>
      <text:p text:style-name="P11">Definição do Problema</text:p>
      <text:p text:style-name="P3"/>
      <text:p text:style-name="P8">- Tema: <text:span text:style-name="T6">Objeto de aprendizado com foco em Simulação de Ressonância Magnética para cursos de Radiologia</text:span></text:p>
      <text:p text:style-name="P13"/>
      <text:p text:style-name="P8"><text:span text:style-name="T6">- </text:span>Questão de Pesquisa: <text:span text:style-name="T6">Simulador que cubra todos os possiveís campos de Ressonância Magnética de distribuição gratuíta, evitando a depêndencia de máquinas reais como objeto de aprendizado.</text:span></text:p>
      <text:p text:style-name="P13"/>
      <text:p text:style-name="P8"><text:span text:style-name="T6">- <text:s/></text:span>Palavras-Chaves: <text:s/><text:span text:style-name="T7">MRI Simulator; Educational Object; MRI <text:s/>image processing.</text:span></text:p>
      <text:p text:style-name="P12">Objetivos</text:p>
      <text:p text:style-name="P14"/>
      <text:p text:style-name="P15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7:52:14.000959888</meta:creation-date>
    <meta:editing-duration>PT43M2S</meta:editing-duration>
    <meta:editing-cycles>2</meta:editing-cycles>
    <meta:generator>LibreOffice/5.0.6.2$Linux_X86_64 LibreOffice_project/00$Build-2</meta:generator>
    <dc:date>2017-04-18T18:50:24.436504679</dc:date>
    <meta:document-statistic meta:table-count="0" meta:image-count="0" meta:object-count="0" meta:page-count="5" meta:paragraph-count="14" meta:word-count="100" meta:character-count="710" meta:non-whitespace-character-count="616"/>
  </office:meta>
</office:document-meta>
</file>